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0a8329"/>
    </style:style>
    <style:style style:name="P29" style:family="paragraph" style:parent-style-name="Footnote">
      <style:text-properties style:font-name="Liberation Sans1" officeooo:paragraph-rsid="1015e93a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025efd"/>
    </style:style>
    <style:style style:name="P68" style:family="paragraph" style:parent-style-name="Standard">
      <style:text-properties officeooo:paragraph-rsid="0f0649dd"/>
    </style:style>
    <style:style style:name="P69" style:family="paragraph" style:parent-style-name="Footnote">
      <style:text-properties officeooo:paragraph-rsid="0f140c00"/>
    </style:style>
    <style:style style:name="P70" style:family="paragraph" style:parent-style-name="Standard">
      <style:text-properties officeooo:paragraph-rsid="0f466349"/>
    </style:style>
    <style:style style:name="P71" style:family="paragraph" style:parent-style-name="Footnote">
      <style:text-properties officeooo:paragraph-rsid="0f12f362"/>
    </style:style>
    <style:style style:name="P72" style:family="paragraph" style:parent-style-name="Footnote">
      <style:text-properties officeooo:paragraph-rsid="0f051f9f"/>
    </style:style>
    <style:style style:name="P73" style:family="paragraph" style:parent-style-name="Standard">
      <style:text-properties officeooo:paragraph-rsid="0f99f892"/>
    </style:style>
    <style:style style:name="P74" style:family="paragraph" style:parent-style-name="Standard">
      <style:text-properties officeooo:paragraph-rsid="0fb98046"/>
    </style:style>
    <style:style style:name="P75" style:family="paragraph" style:parent-style-name="Standard">
      <style:text-properties officeooo:paragraph-rsid="0fc931f5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fc3b2a9"/>
    </style:style>
    <style:style style:name="P80" style:family="paragraph" style:parent-style-name="Standard">
      <style:paragraph-properties fo:text-align="center" style:justify-single-word="false"/>
      <style:text-properties officeooo:paragraph-rsid="0fb98046"/>
    </style:style>
    <style:style style:name="P81" style:family="paragraph" style:parent-style-name="Standard">
      <style:paragraph-properties fo:text-align="center" style:justify-single-word="false"/>
      <style:text-properties officeooo:paragraph-rsid="0e03342d"/>
    </style:style>
    <style:style style:name="P82" style:family="paragraph" style:parent-style-name="Standard">
      <style:paragraph-properties fo:text-align="center" style:justify-single-word="false"/>
      <style:text-properties officeooo:paragraph-rsid="0d8c21b9"/>
    </style:style>
    <style:style style:name="P83" style:family="paragraph" style:parent-style-name="Standard">
      <style:paragraph-properties fo:text-align="center" style:justify-single-word="false"/>
      <style:text-properties officeooo:paragraph-rsid="0fd58c4e"/>
    </style:style>
    <style:style style:name="P84" style:family="paragraph" style:parent-style-name="Standard">
      <style:paragraph-properties fo:text-align="center" style:justify-single-word="false"/>
      <style:text-properties officeooo:paragraph-rsid="0e0bda5c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paragraph-properties fo:text-align="center" style:justify-single-word="false"/>
      <style:text-properties officeooo:paragraph-rsid="101431c5"/>
    </style:style>
    <style:style style:name="P89" style:family="paragraph" style:parent-style-name="Standard">
      <style:paragraph-properties fo:text-align="center" style:justify-single-word="false"/>
      <style:text-properties officeooo:paragraph-rsid="10178c94"/>
    </style:style>
    <style:style style:name="P90" style:family="paragraph" style:parent-style-name="Standard">
      <style:paragraph-properties fo:text-align="center" style:justify-single-word="false"/>
      <style:text-properties officeooo:paragraph-rsid="102c73f3"/>
    </style:style>
    <style:style style:name="P91" style:family="paragraph" style:parent-style-name="Standard">
      <style:text-properties officeooo:paragraph-rsid="0fcd2b2a"/>
    </style:style>
    <style:style style:name="P92" style:family="paragraph" style:parent-style-name="Standard">
      <style:text-properties officeooo:paragraph-rsid="0fad1a3f"/>
    </style:style>
    <style:style style:name="P93" style:family="paragraph" style:parent-style-name="Standard">
      <style:text-properties officeooo:paragraph-rsid="0e0463fc"/>
    </style:style>
    <style:style style:name="P94" style:family="paragraph" style:parent-style-name="Standard">
      <style:text-properties officeooo:paragraph-rsid="0e2a40f4"/>
    </style:style>
    <style:style style:name="P95" style:family="paragraph" style:parent-style-name="Standard">
      <style:text-properties officeooo:paragraph-rsid="0ff5414a"/>
    </style:style>
    <style:style style:name="P96" style:family="paragraph" style:parent-style-name="Standard">
      <style:text-properties officeooo:paragraph-rsid="0ff55d50"/>
    </style:style>
    <style:style style:name="P97" style:family="paragraph" style:parent-style-name="Standard">
      <style:text-properties officeooo:paragraph-rsid="100a8329"/>
    </style:style>
    <style:style style:name="P98" style:family="paragraph" style:parent-style-name="Footnote">
      <style:text-properties officeooo:paragraph-rsid="100fdbd8"/>
    </style:style>
    <style:style style:name="P99" style:family="paragraph" style:parent-style-name="Standard">
      <style:text-properties officeooo:paragraph-rsid="101b90cf"/>
    </style:style>
    <style:style style:name="P100" style:family="paragraph" style:parent-style-name="Standard">
      <style:text-properties officeooo:paragraph-rsid="1020f7f1"/>
    </style:style>
    <style:style style:name="P101" style:family="paragraph" style:parent-style-name="Footnote">
      <style:text-properties officeooo:paragraph-rsid="102291f9"/>
    </style:style>
    <style:style style:name="P102" style:family="paragraph" style:parent-style-name="Standard">
      <style:text-properties officeooo:rsid="0fde3dbd" officeooo:paragraph-rsid="102ebb87"/>
    </style:style>
    <style:style style:name="P103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4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8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officeooo:rsid="047fb57c"/>
    </style:style>
    <style:style style:name="T13" style:family="text">
      <style:text-properties style:font-name="Liberation Sans1" officeooo:rsid="047da547"/>
    </style:style>
    <style:style style:name="T14" style:family="text">
      <style:text-properties style:font-name="Liberation Sans1" fo:font-size="10pt" style:font-size-asian="10pt" style:font-size-complex="10pt"/>
    </style:style>
    <style:style style:name="T15" style:family="text">
      <style:text-properties style:font-name="Liberation Sans1" fo:font-size="10pt" officeooo:rsid="0db4d737" style:font-size-asian="10pt" style:font-size-complex="10pt"/>
    </style:style>
    <style:style style:name="T16" style:family="text">
      <style:text-properties style:font-name="Liberation Sans1" fo:font-size="10pt" officeooo:rsid="0db5d4ba" style:font-size-asian="10pt" style:font-size-complex="10pt"/>
    </style:style>
    <style:style style:name="T17" style:family="text">
      <style:text-properties style:font-name="Liberation Sans1" fo:font-size="10pt" officeooo:rsid="0f856ad1" style:font-size-asian="10pt" style:font-size-complex="10pt"/>
    </style:style>
    <style:style style:name="T18" style:family="text">
      <style:text-properties style:font-name="Liberation Sans1" officeooo:rsid="0f1e3d19"/>
    </style:style>
    <style:style style:name="T19" style:family="text">
      <style:text-properties style:font-name="Liberation Sans1" officeooo:rsid="0f19e10f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74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75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2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4" style:family="text">
      <style:text-properties fo:color="#000000" loext:opacity="100%" style:font-name="Liberation Sans1" fo:font-size="12pt" style:font-size-asian="12pt" style:font-size-complex="12pt"/>
    </style:style>
    <style:style style:name="T255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6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7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102bb250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officeooo:rsid="102bb25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style:text-underline-style="none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8" style:family="text">
      <style:text-properties style:use-window-font-color="true" loext:opacity="0%" style:font-name="Liberation Sans1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1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0" style:family="text">
      <style:text-properties style:use-window-font-color="true" loext:opacity="0%" style:font-name="Liberation Sans1" fo:font-size="12pt" style:font-size-asian="12pt" style:font-size-complex="12pt"/>
    </style:style>
    <style:style style:name="T301" style:family="text">
      <style:text-properties style:use-window-font-color="true" loext:opacity="0%" style:font-name="Liberation Sans1" officeooo:rsid="0efd8e5c"/>
    </style:style>
    <style:style style:name="T302" style:family="text">
      <style:text-properties style:use-window-font-color="true" loext:opacity="0%" style:text-line-through-style="none" style:text-line-through-type="non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officeooo:rsid="04473353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officeooo:rsid="0aace3cd"/>
    </style:style>
    <style:style style:name="T313" style:family="text">
      <style:text-properties fo:font-size="10pt" officeooo:rsid="04473353" style:font-size-asian="10pt" style:font-size-complex="10pt"/>
    </style:style>
    <style:style style:name="T31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5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8" style:family="text">
      <style:text-properties officeooo:rsid="0e80285f"/>
    </style:style>
    <style:style style:name="T319" style:family="text">
      <style:text-properties officeooo:rsid="0e838e2a"/>
    </style:style>
    <style:style style:name="T320" style:family="text">
      <style:text-properties officeooo:rsid="0e83c34e"/>
    </style:style>
    <style:style style:name="T32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7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8" style:family="text">
      <style:text-properties style:text-line-through-style="none" style:text-line-through-type="none" fo:background-color="transparent" loext:char-shading-value="0"/>
    </style:style>
    <style:style style:name="T329" style:family="text">
      <style:text-properties officeooo:rsid="0f0ca65a"/>
    </style:style>
    <style:style style:name="T330" style:family="text">
      <style:text-properties style:font-name="Liberation Mono" fo:font-size="11pt" officeooo:rsid="10048e31" style:font-size-asian="11pt" style:font-size-complex="11pt"/>
    </style:style>
    <style:style style:name="T331" style:family="text">
      <style:text-properties fo:font-weight="normal" style:font-weight-asian="normal" style:font-weight-complex="normal"/>
    </style:style>
    <style:style style:name="T332" style:family="text">
      <style:text-properties officeooo:rsid="0f95a7a0"/>
    </style:style>
    <style:style style:name="T333" style:family="text">
      <style:text-properties officeooo:rsid="0f8f58bd"/>
    </style:style>
    <style:style style:name="T334" style:family="text">
      <style:text-properties officeooo:rsid="0e5635a7"/>
    </style:style>
    <style:style style:name="T335" style:family="text">
      <style:text-properties style:font-name="Ubuntu1" fo:font-size="10pt" officeooo:rsid="04473353" style:font-size-asian="10pt" style:font-size-complex="10pt"/>
    </style:style>
    <style:style style:name="T336" style:family="text">
      <style:text-properties officeooo:rsid="101b90cf"/>
    </style:style>
    <style:style style:name="T337" style:family="text">
      <style:text-properties officeooo:rsid="101e15d6"/>
    </style:style>
    <style:style style:name="T338" style:family="text">
      <style:text-properties fo:text-transform="uppercas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39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40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341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41b65" style:font-size-asian="10pt" style:font-size-complex="10pt"/>
    </style:style>
    <style:style style:name="T342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57927" style:font-size-asian="10pt" style:font-size-complex="10pt"/>
    </style:style>
    <style:style style:name="T343" style:family="text">
      <style:text-properties officeooo:rsid="10048e3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103"><text:span text:style-name="T219">C</text:span><text:span text:style-name="T218">hecklist voor </text:span><text:span text:style-name="T220">de installatie</text:span><text:span text:style-name="T218"> van </text:span><text:span text:style-name="T218"><text:user-field-get text:name="Distro">Debian</text:user-field-get></text:span><text:span text:style-name="T221"><text:s/></text:span><text:span text:style-name="T221"><text:user-field-get text:name="Version">12 LTS</text:user-field-get></text:span><text:span text:style-name="T222"><text:note text:id="ftn1" text:note-class="footnote"><text:note-citation>1</text:note-citation><text:note-body><text:p text:style-name="P28"><text:span text:style-name="T258">LTS</text:span><text:span text:style-name="T264"> </text:span><text:span text:style-name="T265">staat voor</text:span><text:span text:style-name="T266"> </text:span><text:span text:style-name="T258">Long-Term Support, langetermijnondersteuning, </text:span><text:span text:style-name="T267">en </text:span><text:span text:style-name="T269">d</text:span><text:span text:style-name="T267">eze </text:span><text:span text:style-name="T273"><text:user-field-get text:name="Distro">Debian</text:user-field-get></text:span><text:span text:style-name="T274"><text:s/></text:span><text:span text:style-name="T274"><text:user-field-get text:name="Version">12 LTS</text:user-field-get></text:span><text:span text:style-name="Strong_20_Emphasis"><text:span text:style-name="T253"><text:s/></text:span></text:span><text:span text:style-name="T275"><text:user-field-get text:name="Edition">Desktop</text:user-field-get></text:span><text:span text:style-name="T276"><text:s/></text:span><text:span text:style-name="T270">(codenaam </text:span><text:span text:style-name="T272">bookworm</text:span><text:span text:style-name="T270">) </text:span><text:span text:style-name="T265">van</text:span><text:span text:style-name="T268"> </text:span><text:span text:style-name="T272">juni</text:span><text:span text:style-name="T261"> </text:span><text:span text:style-name="Strong_20_Emphasis"><text:span text:style-name="T156"><text:user-field-get text:name="Releaseyear">2023</text:user-field-get></text:span></text:span><text:span text:style-name="T261"><text:s/></text:span><text:span text:style-name="T258">wordt </text:span><text:span text:style-name="T262">vijf</text:span><text:span text:style-name="T258"> jaar onder</text:span><text:span text:style-name="T271">steund</text:span><text:span text:style-name="T263"> </text:span><text:span text:style-name="T258">tot </text:span><text:span text:style-name="T272">juni</text:span><text:span text:style-name="T259"> </text:span><text:span text:style-name="T258">202</text:span><text:span text:style-name="T272">8</text:span><text:span text:style-name="T260">.</text:span></text:p></text:note-body></text:note></text:span><text:span text:style-name="T223"><text:s/></text:span><text:span text:style-name="T223"><text:user-field-get text:name="Edition">Desktop</text:user-field-get></text:span><text:span text:style-name="T224">.</text:span></text:p>
      <text:p text:style-name="P44"/>
      <text:p text:style-name="P43"><text:span text:style-name="T18">Vul </text:span><text:span text:style-name="T19">achter</text:span><text:span text:style-name="T12"> de </text:span><text:span text:style-name="Definition"><text:span text:style-name="T329">ONDERSTREEPTE</text:span></text:span><text:span text:style-name="T1"> </text:span><text:span text:style-name="T13">woorden</text:span><text:span text:style-name="T12"> het</text:span><text:span text:style-name="Strong_20_Emphasis"><text:span text:style-name="T327"> </text:span></text:span><text:span text:style-name="Strong_20_Emphasis"><text:span text:style-name="T326">tekstvak</text:span></text:span><text:span text:style-name="T13"> </text:span><text:span text:style-name="T18">in,</text:span><text:span text:style-name="T13"> </text:span><text:span text:style-name="T277">zie </text:span><text:span text:style-name="T301">[</text:span><text:span text:style-name="T277">toelichting</text:span><text:span text:style-name="T301">]</text:span><text:span text:style-name="T13">:</text:span></text:p>
      <text:p text:style-name="P32"><text:span text:style-name="Definition"><text:span text:style-name="T279">g</text:span></text:span><text:span text:style-name="Definition"><text:span text:style-name="T278">ebruiker</text:span></text:span><text:span text:style-name="T284"><text:tab/><text:tab/></text:span><text:span text:style-name="T300"> <text:tab/><text:tab/></text:span><draw:control text:anchor-type="as-char" svg:y="-0.429cm" draw:z-index="6" draw:name="Gebruiker" draw:style-name="gr2" draw:text-style-name="P109" svg:width="6.002cm" svg:height="0.6cm" draw:control="control7"><svg:title>Gebruiker</svg:title><svg:desc>Volledige naam, bijv. Jan Stek</svg:desc></draw:control><text:span text:style-name="T285"><text:tab/></text:span><text:span text:style-name="T286">[</text:span><text:span text:style-name="T280">volledige naam, bijv. </text:span><text:span text:style-name="T297">J</text:span><text:span text:style-name="T298">a</text:span><text:span text:style-name="T297">n </text:span><text:span text:style-name="T298">Jansen</text:span><text:span text:style-name="T299">]</text:span></text:p>
      <text:p text:style-name="Standard"><text:span text:style-name="Definition"><text:span text:style-name="T279">g</text:span></text:span><text:span text:style-name="Definition">ebruikersnaam</text:span><text:span text:style-name="T278"><text:tab/></text:span><text:span text:style-name="T278"><draw:control text:anchor-type="as-char" svg:y="-0.429cm" draw:z-index="7" draw:name="Gberuikersnaam" draw:style-name="gr2" draw:text-style-name="P109" svg:width="6.002cm" svg:height="0.6cm" draw:control="control8"><svg:title>Gebruikersnaam</svg:title><svg:desc>Korte naam, bijv. jan</svg:desc></draw:control></text:span><text:span text:style-name="T278"><text:tab/></text:span><text:span text:style-name="T6">[</text:span><text:span text:style-name="T5">korte naam, bijv. </text:span><text:span text:style-name="T244">j</text:span><text:span text:style-name="T245">a</text:span><text:span text:style-name="T244">n</text:span><text:span text:style-name="T246">]</text:span></text:p>
      <text:p text:style-name="P35"><text:span text:style-name="Definition"><text:span text:style-name="T303">c</text:span></text:span><text:span text:style-name="Definition"><text:span text:style-name="T328">omputernaam</text:span></text:span><text:span text:style-name="T302"><text:tab/><text:tab/></text:span><text:span text:style-name="T328"><draw:control text:anchor-type="as-char" svg:y="-0.429cm" draw:z-index="8" draw:name="Computernaam" draw:style-name="gr2" draw:text-style-name="P109" svg:width="6.002cm" svg:height="0.6cm" draw:control="control9"><svg:title>Computernaam</svg:title><svg:desc>Unieke naam van de computer</svg:desc></draw:control></text:span><text:span text:style-name="T304"><text:tab/></text:span><text:span text:style-name="T305">[</text:span><text:span text:style-name="T306">naam van de compute</text:span><text:span text:style-name="T307">r, </text:span><text:span text:style-name="T308">bijv. p</text:span><text:span text:style-name="T309">c02</text:span><text:span text:style-name="T305">]</text:span></text:p>
      <text:p text:style-name="P30"><text:span text:style-name="Definition"><text:span text:style-name="T289">g</text:span></text:span><text:span text:style-name="Definition"><text:span text:style-name="T288">ebruiker</text:span></text:span><text:span text:style-name="Definition"><text:span text:style-name="T296"><text:tab/></text:span></text:span><text:span text:style-name="T287"><text:tab/></text:span><text:span text:style-name="T300"> <text:tab/><text:tab/></text:span><text:span text:style-name="T285"><draw:control text:anchor-type="as-char" svg:y="-0.429cm" draw:z-index="14" draw:name="Gebruiker 1" draw:style-name="gr2" draw:text-style-name="P109" svg:width="6.002cm" svg:height="0.6cm" draw:control="control15"><svg:title>Gebruiker</svg:title><svg:desc>Volledige naam, bijv. Jan Stek</svg:desc></draw:control></text:span><text:span text:style-name="T285"><text:tab/></text:span><text:span text:style-name="T286">[</text:span><text:span text:style-name="T280">volledige naam </text:span><text:span text:style-name="T281">evt. </text:span><text:span text:style-name="T283">extra</text:span><text:span text:style-name="T281"> ebruiker</text:span><text:span text:style-name="T282">]</text:span></text:p>
      <text:p text:style-name="P66"><text:span text:style-name="Definition"><text:span text:style-name="T289">g</text:span></text:span><text:span text:style-name="Definition"><text:span text:style-name="T288">ebruikersnaam</text:span></text:span><text:span text:style-name="T288"><text:tab/></text:span><text:span text:style-name="T278"><draw:control text:anchor-type="as-char" svg:y="-0.429cm" draw:z-index="15" draw:name="Gberuikersnaam 1" draw:style-name="gr2" draw:text-style-name="P109" svg:width="6.002cm" svg:height="0.6cm" draw:control="control16"><svg:title>Gebruikersnaam</svg:title><svg:desc>Korte naam, bijv. jan</svg:desc></draw:control></text:span><text:span text:style-name="T278"><text:tab/></text:span><text:span text:style-name="T291">[</text:span><text:span text:style-name="T290">korte naam</text:span><text:span text:style-name="T292"> </text:span><text:span text:style-name="T293">evt. </text:span><text:span text:style-name="T295">extra </text:span><text:span text:style-name="T293">gebruiker</text:span><text:span text:style-name="T294">]</text:span></text:p>
      <text:p text:style-name="P33"><text:span text:style-name="T229">Vervang </text:span><text:span text:style-name="T234">de</text:span><text:span text:style-name="T229"> </text:span><text:span text:style-name="Definition"><text:span text:style-name="T21">ONDERSTREEPTE</text:span></text:span><text:span text:style-name="T229"> </text:span><text:span text:style-name="T230">woorden </text:span><text:span text:style-name="T229">in deze checklist door </text:span><text:span text:style-name="T234">d</text:span><text:span text:style-name="T236">i</text:span><text:span text:style-name="T234">e </text:span><text:span text:style-name="T235">in </text:span><text:span text:style-name="T236">het</text:span><text:span text:style-name="Strong_20_Emphasis"><text:span text:style-name="T55"> </text:span></text:span><text:span text:style-name="Strong_20_Emphasis"><text:span text:style-name="T82">tekstvak</text:span></text:span><text:span text:style-name="T229">.</text:span></text:p>
      <text:p text:style-name="P37"/>
      <text:p text:style-name="P37"/>
      <text:p text:style-name="P31"><text:span text:style-name="T241">Nog niet op Linux?</text:span><text:span text:style-name="T231"><text:tab/></text:span><text:span text:style-name="T237"><text:tab/></text:span><text:span text:style-name="T238">G</text:span><text:span text:style-name="T228">ebruik </text:span><text:span text:style-name="Strong_20_Emphasis"><text:span text:style-name="T242">Checklist </text:span></text:span><text:span text:style-name="Strong_20_Emphasis"><text:span text:style-name="T243">overzetten</text:span></text:span><text:span text:style-name="T228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232"> onder </text:span><text:span text:style-name="T240">Linux</text:span><text:span text:style-name="T233">.</text:span></text:p>
      <text:p text:style-name="P24"><text:span text:style-name="T216">Nieuwe installatie?</text:span><text:span text:style-name="T211"><text:tab/></text:span><text:span text:style-name="T213"></text:span><text:span text:style-name="T215"><text:tab/></text:span><text:span text:style-name="T214">B</text:span><text:span text:style-name="T211">egin bij hoofdstuk </text:span><text:span text:style-name="T216"><text:bookmark-ref text:reference-format="page" text:ref-name="__RefNumPara__4009_1271708128">2</text:bookmark-ref></text:span><text:span text:style-name="T216"><text:s text:c="2"/></text:span><text:span text:style-name="T217"><text:bookmark-ref text:reference-format="text" text:ref-name="__RefNumPara__4009_1271708128">Installatie uitvoeren</text:bookmark-ref></text:span><text:span text:style-name="T212">.</text:span></text:p>
      <text:p text:style-name="P34"><text:span text:style-name="Strong_20_Emphasis"><text:span text:style-name="T239"/></text:span></text:p>
      <text:p text:style-name="P34"><text:span text:style-name="Strong_20_Emphasis"><text:span text:style-name="T239"/></text:span></text:p>
      <text:list xml:id="list2155536538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0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7" draw:name="Vorm 2" draw:style-name="gr1" draw:text-style-name="P108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51"><text:note text:id="ftn2" text:note-class="footnote"><text:note-citation>2</text:note-citation><text:note-body><text:p text:style-name="P25"><text:span text:style-name="T176">E</text:span><text:span text:style-name="T179">v</text:span><text:span text:style-name="T180">en</text:span><text:span text:style-name="T182">t</text:span><text:span text:style-name="T183">uele </text:span><text:span text:style-name="T184">extra </text:span><text:span text:style-name="Definition"><text:span text:style-name="T314">gebruiker</text:span></text:span><text:span text:style-name="T184">s aanmelden </text:span><text:span text:style-name="T185">en dezelfde stappen uitvoeren</text:span><text:span text:style-name="T181">.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0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9" draw:name="Vorm4" draw:style-name="gr1" draw:text-style-name="P10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210"/></text:span></text:p>
          </table:table-cell>
          <table:table-cell table:style-name="_31_._5f_Installatie_5f_voorbereiden.D3" office:value-type="string">
            <text:p text:style-name="P68"><text:span text:style-name="Strong_20_Emphasis"><text:span text:style-name="T50">Installeer </text:span></text:span><text:span text:style-name="Strong_20_Emphasis"><text:span text:style-name="T81">pakket kz</text:span></text:span><text:span text:style-name="Strong_20_Emphasis"><text:span text:style-name="T81"><text:note text:id="ftn3" text:note-class="footnote"><text:note-citation>3</text:note-citation><text:note-body><text:p text:style-name="P71"><text:span text:style-name="T319">Debian-</text:span><text:span text:style-name="T320">p</text:span>akket kz plaatst documenten en scripts van Karel Zimmer <text:span text:style-name="T318">(zie </text:span><text:a xlink:type="simple" xlink:href="https://karelzimmer.nl/" text:style-name="Internet_20_link" text:visited-style-name="Visited_20_Internet_20_Link"><text:span text:style-name="Strong_20_Emphasis"><text:span text:style-name="T317">karelzimmer.nl</text:span></text:span></text:a><text:span text:style-name="Strong_20_Emphasis"><text:span text:style-name="T201">) </text:span></text:span>voor het installeren en beheren van Debian en op Debian gebaseerd systeem zoals Ubuntu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96"><text:span text:style-name="Strong_20_Emphasis"><text:span text:style-name="T89">T</text:span></text:span><text:span text:style-name="Strong_20_Emphasis"><text:span text:style-name="T56">yp </text:span></text:span><text:span text:style-name="Strong_20_Emphasis"><text:span text:style-name="T103">ter</text:span></text:span><text:span text:style-name="Strong_20_Emphasis"><text:span text:style-name="T104">m</text:span></text:span><text:span text:style-name="Strong_20_Emphasis"><text:span text:style-name="T57"> </text:span></text:span><text:span text:style-name="Strong_20_Emphasis"><text:span text:style-name="T89">(</text:span></text:span><text:span text:style-name="Strong_20_Emphasis"><text:span text:style-name="T90">d</text:span></text:span><text:span text:style-name="Strong_20_Emphasis"><text:span text:style-name="T55">ruk op de </text:span></text:span><text:span text:style-name="Strong_20_Emphasis"><text:span text:style-name="T67">Super</text:span></text:span><text:span text:style-name="Strong_20_Emphasis"><text:span text:style-name="T55">-toets</text:span></text:span><text:span text:style-name="Strong_20_Emphasis"><text:span text:style-name="T55"><text:note text:id="ftn4" text:note-class="footnote"><text:note-citation>4</text:note-citation><text:note-body><text:p text:style-name="P26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54"> </text:span></text:span><text:span text:style-name="Strong_20_Emphasis"><text:span text:style-name="T89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5">Terminalvenster</text:span></text:span><text:span text:style-name="Strong_20_Emphasis"><text:span text:style-name="T60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1">, of </text:span></text:span><text:span text:style-name="Strong_20_Emphasis"><text:span text:style-name="T57">kopieer en plak, de</text:span></text:span><text:span text:style-name="Strong_20_Emphasis"><text:span text:style-name="T62">z</text:span></text:span><text:span text:style-name="Strong_20_Emphasis"><text:span text:style-name="T57">e </text:span></text:span><text:span text:style-name="Strong_20_Emphasis"><text:span text:style-name="T63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5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5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5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8" draw:name="Vorm 6" draw:style-name="gr1" draw:text-style-name="P108" svg:width="0.35cm" svg:height="0.35cm" draw:control="control19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4">Bereid de installatie voor</text:span></text:span><text:span text:style-name="Strong_20_Emphasis"><text:span text:style-name="T52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6"><text:span text:style-name="Strong_20_Emphasis"><text:span text:style-name="T56">Typ </text:span></text:span><text:span text:style-name="Strong_20_Emphasis"><text:span text:style-name="T106">men</text:span></text:span><text:span text:style-name="Strong_20_Emphasis"><text:span text:style-name="T107">u</text:span></text:span><text:span text:style-name="Strong_20_Emphasis"><text:span text:style-name="T55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 </text:span></text:span><text:span text:style-name="Strong_20_Emphasis"><text:span text:style-name="T88">als nodig) </text:span></text:span><text:span text:style-name="Strong_20_Emphasis"><text:span text:style-name="T6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</text:span></text:span><text:span text:style-name="Strong_20_Emphasis"><text:span text:style-name="T95">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3" office:value-type="string">
            <text:p text:style-name="P74"><text:span text:style-name="Strong_20_Emphasis"><text:span text:style-name="T91">Selecteer</text:span></text:span><text:span text:style-name="Strong_20_Emphasis"><text:span text:style-name="T65"> </text:span></text:span><text:span text:style-name="Strong_20_Emphasis"><text:span text:style-name="T122">1</text:span></text:span><text:span text:style-name="Strong_20_Emphasis"><text:span text:style-name="T123"> - </text:span></text:span><text:span text:style-name="Strong_20_Emphasis"><text:span text:style-name="T124">In</text:span></text:span><text:span text:style-name="Strong_20_Emphasis"><text:span text:style-name="T119">stallatie voorbereiden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</table:table>
      <text:p text:style-name="P41"/>
      <text:list xml:id="list90317315588911"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4"><draw:control text:anchor-type="as-char" draw:z-index="2" draw:name="Vorm9" draw:style-name="gr1" draw:text-style-name="P10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7"><text:span text:style-name="T254">Start de computer op vanaf</text:span><text:span text:style-name="T254"><text:note text:id="ftn5" text:note-class="footnote"><text:note-citation>1</text:note-citation><text:note-body><text:p text:style-name="P101"><text:span text:style-name="T175">B</text:span><text:span text:style-name="T174">ootmenu/</text:span><text:span text:style-name="T175">S</text:span><text:span text:style-name="T174">etup</text:span><text:span text:style-name="T172"> via </text:span><text:span text:style-name="T170">é</text:span><text:span text:style-name="T171">é</text:span><text:span text:style-name="T175">n van de </text:span><text:span text:style-name="Definition"><text:span text:style-name="T173">Veelgebruikte toetsen: </text:span></text:span><text:span text:style-name="Definition"><text:span text:style-name="T338">E</text:span></text:span><text:span text:style-name="Definition"><text:span text:style-name="T340">sc</text:span></text:span><text:span text:style-name="Definition"><text:span text:style-name="T173">, </text:span></text:span><text:span text:style-name="Definition"><text:span text:style-name="T339">D</text:span></text:span><text:span text:style-name="Definition"><text:span text:style-name="T340">elete</text:span></text:span><text:span text:style-name="Definition"><text:span text:style-name="T173">, </text:span></text:span><text:span text:style-name="Definition"><text:span text:style-name="T339">F</text:span></text:span><text:span text:style-name="Definition"><text:span text:style-name="T340">1</text:span></text:span><text:span text:style-name="Definition"><text:span text:style-name="T173">, </text:span></text:span><text:span text:style-name="Definition"><text:span text:style-name="T340">F2</text:span></text:span><text:span text:style-name="Definition"><text:span text:style-name="T173">, </text:span></text:span><text:span text:style-name="Definition"><text:span text:style-name="T339">F9, </text:span></text:span><text:span text:style-name="Definition"><text:span text:style-name="T341">F10, F11, </text:span></text:span><text:span text:style-name="Definition"><text:span text:style-name="T342">of</text:span></text:span><text:span text:style-name="Definition"><text:span text:style-name="T341"> </text:span></text:span><text:span text:style-name="Definition"><text:span text:style-name="T339">F12</text:span></text:span><text:span text:style-name="T172">.</text:span></text:p></text:note-body></text:note></text:span><text:span text:style-name="T254"> </text:span><text:span text:style-name="T255">een </text:span><text:span text:style-name="T250"><text:user-field-get text:name="Distro">Debian</text:user-field-get></text:span><text:span text:style-name="T251"><text:s/></text:span><text:span text:style-name="T251"><text:user-field-get text:name="Version">12 LTS</text:user-field-get></text:span><text:span text:style-name="Strong_20_Emphasis"><text:span text:style-name="T248"><text:s/></text:span></text:span><text:span text:style-name="Strong_20_Emphasis"><text:span text:style-name="T252"><text:user-field-get text:name="Edition">Desktop</text:user-field-get></text:span></text:span><text:span text:style-name="Strong_20_Emphasis"><text:span text:style-name="T252"><text:s/></text:span></text:span><text:span text:style-name="T256">Live</text:span><text:span text:style-name="T136"><text:note text:id="ftn6" text:note-class="footnote"><text:note-citation>2</text:note-citation><text:note-body><text:p text:style-name="P29"><text:span text:style-name="T310">Vanaf een </text:span><text:span text:style-name="T332">L</text:span><text:span text:style-name="T310">ive </text:span><text:span text:style-name="T333">USB</text:span><text:span text:style-name="T312">-stick </text:span><text:span text:style-name="T334">(</text:span><text:span text:style-name="T312">of </text:span><text:span text:style-name="T333">DVD</text:span><text:span text:style-name="T334">)</text:span><text:span text:style-name="T335"> </text:span><text:span text:style-name="T310">kunt u opstarten en </text:span><text:span text:style-name="T313">met </text:span><text:span text:style-name="Strong_20_Emphasis"><text:span text:style-name="T257"><text:user-field-get text:name="Distro">Debian</text:user-field-get></text:span></text:span><text:span text:style-name="Strong_20_Emphasis"><text:span text:style-name="T257"><text:s/></text:span></text:span><text:span text:style-name="T310">werken zonder enige bestanden op de harde schijf te wijzigen en maakt ook installatie van </text:span><text:span text:style-name="Strong_20_Emphasis"><text:span text:style-name="T257"><text:user-field-get text:name="Distro">Debian</text:user-field-get></text:span></text:span><text:span text:style-name="Strong_20_Emphasis"><text:span text:style-name="T257"><text:s/></text:span></text:span><text:span text:style-name="T310">mogelijk.</text:span></text:p></text:note-body></text:note></text:span><text:span text:style-name="T135"> </text:span><text:span text:style-name="T139">USB</text:span><text:span text:style-name="T137">-stick</text:span><text:span text:style-name="T137"><text:note text:id="ftn7" text:note-class="footnote"><text:note-citation>3</text:note-citation><text:note-body><text:p text:style-name="P98"><text:span text:style-name="Strong_20_Emphasis"><text:span text:style-name="T155">In een grafische werkomgeving:<text:line-break/></text:span></text:span><text:span text:style-name="T14">D</text:span><text:span text:style-name="Strong_20_Emphasis"><text:span text:style-name="T142">ow</text:span></text:span><text:span text:style-name="Strong_20_Emphasis"><text:span text:style-name="T143">nload </text:span></text:span><text:span text:style-name="Strong_20_Emphasis"><text:span text:style-name="T140">e</text:span></text:span><text:span text:style-name="Strong_20_Emphasis"><text:span text:style-name="T144">e</text:span></text:span><text:span text:style-name="Strong_20_Emphasis"><text:span text:style-name="T145">n</text:span></text:span><text:span text:style-name="Strong_20_Emphasis"><text:span text:style-name="T169"> </text:span></text:span><text:span text:style-name="Strong_20_Emphasis"><text:span text:style-name="T204">cd</text:span></text:span><text:span text:style-name="Strong_20_Emphasis"><text:span text:style-name="T198">-beeldbestand</text:span></text:span><text:span text:style-name="Strong_20_Emphasis"><text:span text:style-name="T143"> </text:span></text:span><text:span text:style-name="Strong_20_Emphasis"><text:span text:style-name="T153">(.iso) </text:span></text:span><text:span text:style-name="Strong_20_Emphasis"><text:span text:style-name="T146">v</text:span></text:span><text:span text:style-name="Strong_20_Emphasis"><text:span text:style-name="T147">anaf</text:span></text:span><text:span text:style-name="Strong_20_Emphasis"><text:span text:style-name="T148"> </text:span></text:span><text:a xlink:type="simple" xlink:href="https://www.debian.org/CD/live/" text:style-name="Internet_20_link" text:visited-style-name="Visited_20_Internet_20_Link"><text:span text:style-name="Strong_20_Emphasis"><text:span text:style-name="T315">debian.org/cd/live</text:span></text:span></text:a><text:span text:style-name="Strong_20_Emphasis"><text:span text:style-name="T148">, </text:span></text:span><text:span text:style-name="Strong_20_Emphasis"><text:span text:style-name="T154">klik onder </text:span></text:span><text:span text:style-name="Strong_20_Emphasis"><text:span text:style-name="T160">DVD/USB</text:span></text:span><text:span text:style-name="Strong_20_Emphasis"><text:span text:style-name="T154"> op </text:span></text:span><text:span text:style-name="Strong_20_Emphasis"><text:span text:style-name="T160">amd64</text:span></text:span><text:span text:style-name="Strong_20_Emphasis"><text:span text:style-name="T154">.</text:span></text:span><text:span text:style-name="Strong_20_Emphasis"><text:span text:style-name="T148"><text:line-break/></text:span></text:span><text:span text:style-name="Strong_20_Emphasis"><text:span text:style-name="T151">K</text:span></text:span><text:span text:style-name="Strong_20_Emphasis"><text:span text:style-name="T152">lik op</text:span></text:span><text:span text:style-name="Strong_20_Emphasis"><text:span text:style-name="T149"> </text:span></text:span><text:span text:style-name="T157">debian-live-1</text:span><text:span text:style-name="T160">2</text:span><text:span text:style-name="T157">.</text:span><text:span text:style-name="T161">x</text:span><text:span text:style-name="T157">.</text:span><text:span text:style-name="T161">y</text:span><text:span text:style-name="T158">-</text:span><text:span text:style-name="T157">amd64-</text:span><text:span text:style-name="T158">gnome</text:span><text:span text:style-name="T159">.iso</text:span><text:span text:style-name="Strong_20_Emphasis"><text:span text:style-name="T143">.<text:line-break/></text:span></text:span><text:span text:style-name="Strong_20_Emphasis"><text:span text:style-name="T150">P</text:span></text:span><text:span text:style-name="T14">laats een </text:span><text:span text:style-name="T17">usb</text:span><text:span text:style-name="T14">-stick </text:span><text:span text:style-name="T15">van </text:span><text:span text:style-name="T14">min</text:span><text:span text:style-name="T16">imaal </text:span><text:span text:style-name="T14">4 GB.</text:span></text:p><text:p text:style-name="P67"><text:span text:style-name="T14"><text:tab/></text:span><text:span text:style-name="Strong_20_Emphasis"><text:span text:style-name="T186">Zoek</text:span></text:span><text:span text:style-name="Strong_20_Emphasis"><text:span text:style-name="T187"> </text:span></text:span><text:span text:style-name="Strong_20_Emphasis"><text:span text:style-name="T206">s</text:span></text:span><text:span text:style-name="Strong_20_Emphasis"><text:span text:style-name="T207">ch</text:span></text:span><text:span text:style-name="Strong_20_Emphasis"><text:span text:style-name="T187"> en klik op het pictogram van</text:span></text:span><text:span text:style-name="Strong_20_Emphasis"><text:span text:style-name="T188"> </text:span></text:span><text:span text:style-name="Strong_20_Emphasis"><text:span text:style-name="T209">Schijven</text:span></text:span><text:span text:style-name="Strong_20_Emphasis"><text:span text:style-name="T189">. Selecteer de </text:span></text:span><text:span text:style-name="Strong_20_Emphasis"><text:span text:style-name="T205">usb</text:span></text:span><text:span text:style-name="Strong_20_Emphasis"><text:span text:style-name="T189">-stick in de lijst van schijven aan de linkerkant en klik rechtsboven op </text:span></text:span><text:span text:style-name="Strong_20_Emphasis"><text:span text:style-name="T208">Schijfinstellingen</text:span></text:span><text:span text:style-name="Strong_20_Emphasis"><text:span text:style-name="T189"> </text:span></text:span><text:span text:style-name="Strong_20_Emphasis"><text:span text:style-name="T208">⋮</text:span></text:span><text:span text:style-name="Strong_20_Emphasis"><text:span text:style-name="T189"> (icoontje met de drie puntjes).</text:span></text:span></text:p><text:p text:style-name="P72"><text:span text:style-name="Strong_20_Emphasis"><text:span text:style-name="T189"><text:tab/>Kies </text:span></text:span><text:span text:style-name="Strong_20_Emphasis"><text:span text:style-name="T208">Schijfkopie terugzetten</text:span></text:span><text:span text:style-name="Strong_20_Emphasis"><text:span text:style-name="T189"> en selecteer </text:span></text:span><text:span text:style-name="Strong_20_Emphasis"><text:span text:style-name="T200">het net</text:span></text:span><text:span text:style-name="Strong_20_Emphasis"><text:span text:style-name="T198"> gedownloade </text:span></text:span><text:span text:style-name="Strong_20_Emphasis"><text:span text:style-name="T204">cd</text:span></text:span><text:span text:style-name="Strong_20_Emphasis"><text:span text:style-name="T198">-beeldbestand </text:span></text:span><text:span text:style-name="Strong_20_Emphasis"><text:span text:style-name="T199">(.iso)</text:span></text:span><text:span text:style-name="Strong_20_Emphasis"><text:span text:style-name="T198">.</text:span></text:span></text:p><text:p text:style-name="P67"><text:span text:style-name="Strong_20_Emphasis"><text:span text:style-name="T189"><text:tab/>Klik op </text:span></text:span><text:span text:style-name="Strong_20_Emphasis"><text:span text:style-name="T208">Terugzetten starten</text:span></text:span><text:span text:style-name="Strong_20_Emphasis"><text:span text:style-name="T189"> en vervolgens op </text:span></text:span><text:span text:style-name="Strong_20_Emphasis"><text:span text:style-name="T208">Terugzetten</text:span></text:span><text:span text:style-name="Strong_20_Emphasis"><text:span text:style-name="T190">.<text:line-break/></text:span></text:span><text:span text:style-name="Strong_20_Emphasis"><text:span text:style-name="T202">O</text:span></text:span><text:span text:style-name="Strong_20_Emphasis"><text:span text:style-name="T191">f </text:span></text:span><text:span text:style-name="Strong_20_Emphasis"><text:span text:style-name="T192">gebruik </text:span></text:span><text:span text:style-name="Strong_20_Emphasis"><text:span text:style-name="T193">het programma </text:span></text:span><text:span text:style-name="Strong_20_Emphasis"><text:span text:style-name="T177">Etche</text:span></text:span><text:span text:style-name="Strong_20_Emphasis"><text:span text:style-name="T178">r</text:span></text:span><text:span text:style-name="Strong_20_Emphasis"><text:span text:style-name="T193"> </text:span></text:span><text:span text:style-name="Strong_20_Emphasis"><text:span text:style-name="T194">(</text:span></text:span><text:a xlink:type="simple" xlink:href="https://www.balena.io/etcher/" text:style-name="Internet_20_link" text:visited-style-name="Visited_20_Internet_20_Link"><text:span text:style-name="Strong_20_Emphasis"><text:span text:style-name="T316">etcher.io</text:span></text:span></text:a><text:span text:style-name="Strong_20_Emphasis"><text:span text:style-name="T194">) </text:span></text:span><text:span text:style-name="Strong_20_Emphasis"><text:span text:style-name="T203">dat </text:span></text:span><text:span text:style-name="Strong_20_Emphasis"><text:span text:style-name="T191">beschikbaar </text:span></text:span><text:span text:style-name="Strong_20_Emphasis"><text:span text:style-name="T203">is </text:span></text:span><text:span text:style-name="Strong_20_Emphasis"><text:span text:style-name="T191">voor </text:span></text:span><text:span text:style-name="Strong_20_Emphasis"><text:span text:style-name="T189">Windows, </text:span></text:span><text:span text:style-name="Strong_20_Emphasis"><text:span text:style-name="T195">mac</text:span></text:span><text:span text:style-name="Strong_20_Emphasis"><text:span text:style-name="T196">OS</text:span></text:span><text:span text:style-name="Strong_20_Emphasis"><text:span text:style-name="T193">, </text:span></text:span><text:span text:style-name="Strong_20_Emphasis"><text:span text:style-name="T194">en </text:span></text:span><text:span text:style-name="Strong_20_Emphasis"><text:span text:style-name="T193">Linux</text:span></text:span><text:span text:style-name="Strong_20_Emphasis"><text:span text:style-name="T197">.</text:span></text:span></text:p></text:note-body></text:note></text:span><text:span text:style-name="T135"> </text:span><text:span text:style-name="T138">of </text:span><text:span text:style-name="T139">DVD</text:span><text:span text:style-name="T138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91">Selecteer</text:span></text:span><text:span text:style-name="Strong_20_Emphasis"><text:span text:style-name="T100"> </text:span></text:span><text:span text:style-name="Strong_20_Emphasis"><text:span text:style-name="T113">Live </text:span></text:span><text:span text:style-name="Strong_20_Emphasis"><text:span text:style-name="T114">system (amd64)</text:span></text:span><text:span text:style-name="Strong_20_Emphasis"><text:span text:style-name="T98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8"><text:span text:style-name="Strong_20_Emphasis"><text:span text:style-name="T94"><draw:control text:anchor-type="as-char" draw:z-index="23" draw:name="Vorm13_ 2" draw:style-name="gr1" draw:text-style-name="P108" svg:width="0.35cm" svg:height="0.35cm" draw:control="control24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9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94"><draw:control text:anchor-type="as-char" draw:z-index="11" draw:name="Vorm13_1" draw:style-name="gr1" draw:text-style-name="P108" svg:width="0.35cm" svg:height="0.35cm" draw:control="control12"/></text:span></text:span></text:p>
          </table:table-cell>
          <table:table-cell table:style-name="_32_._5f_Installatie_5f_uitvoeren.C6" office:value-type="string">
            <text:p text:style-name="P94"><text:span text:style-name="Strong_20_Emphasis"><text:span text:style-name="T41">Start de installatie</text:span></text:span><text:span text:style-name="Strong_20_Emphasis"><text:span text:style-name="T101"> </text:span></text:span><text:span text:style-name="Strong_20_Emphasis"><text:span text:style-name="T52">via </text:span></text:span><text:span text:style-name="Strong_20_Emphasis"><text:span text:style-name="T54">een </text:span></text:span><text:span text:style-name="Strong_20_Emphasis"><text:span text:style-name="T70">klik op </text:span></text:span><text:span text:style-name="Strong_20_Emphasis"><text:span text:style-name="T108">Activities</text:span></text:span><text:span text:style-name="Strong_20_Emphasis"><text:span text:style-name="T70"> en </text:span></text:span><text:span text:style-name="Strong_20_Emphasis"><text:span text:style-name="T71">een </text:span></text:span><text:span text:style-name="Strong_20_Emphasis"><text:span text:style-name="T70">klik op</text:span></text:span><text:span text:style-name="Strong_20_Emphasis"><text:span text:style-name="T72"> </text:span></text:span><text:span text:style-name="Strong_20_Emphasis"><text:span text:style-name="T109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7" office:value-type="string">
            <text:p text:style-name="P102"><text:span text:style-name="T343">Typ '</text:span><text:span text:style-name="T330">live</text:span><text:span text:style-name="T343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8" office:value-type="string">
            <text:p text:style-name="P94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9" office:value-type="string">
            <text:p text:style-name="P47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</text:span></text:span><text:span text:style-name="Strong_20_Emphasis"><text:span text:style-name="T30">h</text:span></text:span><text:span text:style-name="Strong_20_Emphasis"><text:span text:style-name="T28">e</text:span></text:span><text:span text:style-name="Strong_20_Emphasis"><text:span text:style-name="T30">t</text:span></text:span><text:span text:style-name="Strong_20_Emphasis"><text:span text:style-name="T28"> </text:span></text:span><text:span text:style-name="Strong_20_Emphasis"><text:span text:style-name="T29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94"><draw:control text:anchor-type="as-char" draw:z-index="16" draw:name="Vorm13_ 1" draw:style-name="gr1" draw:text-style-name="P108" svg:width="0.35cm" svg:height="0.35cm" draw:control="control17"/></text:span></text:span></text:p>
          </table:table-cell>
          <table:table-cell table:style-name="_32_._5f_Installatie_5f_uitvoeren.C11" office:value-type="string">
            <text:p text:style-name="P93"><text:span text:style-name="Strong_20_Emphasis"><text:span text:style-name="T41">Bij </text:span></text:span><text:span text:style-name="Strong_20_Emphasis"><text:span text:style-name="T115">Welcome</text:span></text:span><text:span text:style-name="Strong_20_Emphasis"><text:span text:style-name="T41">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1" office:value-type="string">
            <text:p text:style-name="P99"><text:span text:style-name="Strong_20_Emphasis"><text:span text:style-name="T48">K</text:span></text:span><text:span text:style-name="Strong_20_Emphasis"><text:span text:style-name="T41">ies </text:span></text:span><text:span text:style-name="Strong_20_Emphasis"><text:span text:style-name="T115">Nederlands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1" office:value-type="string">
            <text:p text:style-name="P9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94"><draw:control text:anchor-type="as-char" draw:z-index="24" draw:name="Vorm13_ 3" draw:style-name="gr1" draw:text-style-name="P108" svg:width="0.35cm" svg:height="0.35cm" draw:control="control25"/></text:span></text:span></text:p>
          </table:table-cell>
          <table:table-cell table:style-name="_32_._5f_Installatie_5f_uitvoeren.C14" office:value-type="string">
            <text:p text:style-name="P20">Bij <text:span text:style-name="T311">Locatie</text:span>: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4" office:value-type="string">
            <text:p text:style-name="P21"><text:span text:style-name="T336">B</text:span>ij <text:span text:style-name="T311">Regio</text:span> <text:span text:style-name="T336">kies</text:span> <text:span text:style-name="T311">Europa</text:span>.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94"><draw:control text:anchor-type="as-char" draw:z-index="25" draw:name="Vorm13_ 4" draw:style-name="gr1" draw:text-style-name="P108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20">Bij <text:span text:style-name="T311">Toetsenbord</text:span>: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17" office:value-type="string">
            <text:p text:style-name="P22"><text:span text:style-name="T337">K</text:span>ies <text:span text:style-name="T311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4"><draw:control text:anchor-type="as-char" draw:z-index="3" draw:name="Vorm13" draw:style-name="gr1" draw:text-style-name="P108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92"><text:span text:style-name="Strong_20_Emphasis"><text:span text:style-name="T97">Bij </text:span></text:span><text:span text:style-name="Strong_20_Emphasis"><text:span text:style-name="T112">Gebruikers</text:span></text:span><text:span text:style-name="Strong_20_Emphasis"><text:span text:style-name="T97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1" office:value-type="string">
            <text:p text:style-name="P91"><text:span text:style-name="Strong_20_Emphasis"><text:span text:style-name="T99">V</text:span></text:span><text:span text:style-name="Strong_20_Emphasis"><text:span text:style-name="T97">ul in </text:span></text:span><text:span text:style-name="Strong_20_Emphasis"><text:span text:style-name="T116">Wat is je naam?</text:span></text:span><text:span text:style-name="Strong_20_Emphasis"><text:span text:style-name="T43"> </text:span></text:span><text:span text:style-name="Definition"><text:span text:style-name="T8">gebruiker</text:span></text:span><text:span text:style-name="Strong_20_Emphasis"><text:span text:style-name="T92">,</text:span></text:span><text:span text:style-name="Strong_20_Emphasis"><text:span text:style-name="T93"><text:line-break/></text:span></text:span><text:span text:style-name="Strong_20_Emphasis"><text:span text:style-name="T116">Welke naam wil je gebruiken om in te loggen?</text:span></text:span><text:span text:style-name="Strong_20_Emphasis"><text:span text:style-name="T44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1">,<text:line-break/></text:span></text:span><text:span text:style-name="Strong_20_Emphasis"><text:span text:style-name="T117">Wat is de </text:span></text:span><text:span text:style-name="Strong_20_Emphasis"><text:span text:style-name="T116">naam van deze </text:span></text:span><text:span text:style-name="Strong_20_Emphasis"><text:span text:style-name="T117">computer</text:span></text:span><text:span text:style-name="Strong_20_Emphasis"><text:span text:style-name="T45"> </text:span></text:span><text:span text:style-name="Definition"><text:span text:style-name="T8">computernaam</text:span></text:span><text:span text:style-name="Strong_20_Emphasis"><text:span text:style-name="T43">, </text:span></text:span><text:span text:style-name="Strong_20_Emphasis"><text:span text:style-name="T49">en</text:span></text:span></text:p>
            <text:p text:style-name="P91"><text:span text:style-name="Strong_20_Emphasis"><text:span text:style-name="T44">v</text:span></text:span><text:span text:style-name="Strong_20_Emphasis"><text:span text:style-name="T43">ul </text:span></text:span><text:span text:style-name="Strong_20_Emphasis"><text:span text:style-name="T46">tweemaal het </text:span></text:span><text:span text:style-name="Strong_20_Emphasis"><text:span text:style-name="T118">wachtwoord</text:span></text:span><text:span text:style-name="Strong_20_Emphasis"><text:span text:style-name="T46"> </text:span></text:span><text:span text:style-name="Strong_20_Emphasis"><text:span text:style-name="T43">in</text:span></text:span><text:span text:style-name="Strong_20_Emphasis"><text:span text:style-name="T40">.</text:span></text:span></text:p>
          </table:table-cell>
        </table:table-row>
      </table:table>
      <text:p text:style-name="P51"><text:span text:style-name="Strong_20_Emphasis"><text:span text:style-name="T102"/></text:span></text:p>
      <text:list xml:id="list90318162272686" text:continue-numbering="true" text:style-name="L1">
        <text:list-item>
          <text:p text:style-name="P107"><text:span text:style-name="Strong_20_Emphasis"><text:span text:style-name="T129">Installatie </text:span></text:span><text:span text:style-name="Strong_20_Emphasis"><text:span text:style-name="T130">afronden</text:span></text:span></text:p>
        </text:list-item>
      </text:list>
      <text:p text:style-name="P52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4"><draw:control text:anchor-type="as-char" draw:z-index="4" draw:name="Vorm22" draw:style-name="gr1" draw:text-style-name="P10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6"><draw:control text:anchor-type="as-char" draw:z-index="21" draw:name="Vorm 1" draw:style-name="gr1" draw:text-style-name="P108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1">Volg de aanwijzingen op de </text:span></text:span><text:span text:style-name="Strong_20_Emphasis"><text:span text:style-name="T31">welkomst</text:span></text:span><text:span text:style-name="Strong_20_Emphasis"><text:span text:style-name="T331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4"><draw:control text:anchor-type="as-char" draw:z-index="10" draw:name="Vorm4_1" draw:style-name="gr1" draw:text-style-name="P108" svg:width="0.35cm" svg:height="0.35cm" draw:control="control11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50">Installeer </text:span></text:span><text:span text:style-name="Strong_20_Emphasis"><text:span text:style-name="T81">pakket kz</text:span></text:span><text:span text:style-name="Strong_20_Emphasis"><text:span text:style-name="T81"><text:note text:id="ftn8" text:note-class="footnote"><text:note-citation>1</text:note-citation><text:note-body><text:p text:style-name="P69"><text:span text:style-name="T319">Debian-</text:span><text:span text:style-name="T320">p</text:span>akket kz plaatst documenten en scripts van Karel Zimmer <text:span text:style-name="T318">(zie </text:span><text:a xlink:type="simple" xlink:href="https://karelzimmer.nl/" text:style-name="Internet_20_link" text:visited-style-name="Visited_20_Internet_20_Link"><text:span text:style-name="Strong_20_Emphasis"><text:span text:style-name="T317">karelzimmer.nl</text:span></text:span></text:a><text:span text:style-name="Strong_20_Emphasis"><text:span text:style-name="T201">) </text:span></text:span>voor het installeren en beheren van Debian en op Debian gebaseerd systeem zoals Ubuntu.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95"><text:span text:style-name="Strong_20_Emphasis"><text:span text:style-name="T56">Typ </text:span></text:span><text:span text:style-name="Strong_20_Emphasis"><text:span text:style-name="T103">ter</text:span></text:span><text:span text:style-name="Strong_20_Emphasis"><text:span text:style-name="T104">m</text:span></text:span><text:span text:style-name="Strong_20_Emphasis"><text:span text:style-name="T57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</text:span></text:span><text:span text:style-name="Strong_20_Emphasis"><text:span text:style-name="T55"><text:note text:id="ftn9" text:note-class="footnote"><text:note-citation>2</text:note-citation><text:note-body><text:p text:style-name="P27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60"> </text:span></text:span><text:span text:style-name="Strong_20_Emphasis"><text:span text:style-name="T87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5">Terminalvenster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61">, of </text:span></text:span><text:span text:style-name="Strong_20_Emphasis"><text:span text:style-name="T57">kopieer en plak, de</text:span></text:span><text:span text:style-name="Strong_20_Emphasis"><text:span text:style-name="T73">z</text:span></text:span><text:span text:style-name="Strong_20_Emphasis"><text:span text:style-name="T74">e</text:span></text:span><text:span text:style-name="Strong_20_Emphasis"><text:span text:style-name="T57"> </text:span></text:span><text:span text:style-name="Strong_20_Emphasis"><text:span text:style-name="T63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5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5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5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63">V</text:span>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4"><draw:control text:anchor-type="as-char" draw:z-index="5" draw:name="Vorm33" draw:style-name="gr1" draw:text-style-name="P108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75">Rond de</text:span></text:span><text:span text:style-name="Strong_20_Emphasis"><text:span text:style-name="T76"> installatie </text:span></text:span><text:span text:style-name="Strong_20_Emphasis"><text:span text:style-name="T75">af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4" office:value-type="string">
            <text:p text:style-name="P95"><text:span text:style-name="Strong_20_Emphasis"><text:span text:style-name="T88">T</text:span></text:span><text:span text:style-name="Strong_20_Emphasis"><text:span text:style-name="T56">yp </text:span></text:span><text:span text:style-name="Strong_20_Emphasis"><text:span text:style-name="T110">men</text:span></text:span><text:span text:style-name="Strong_20_Emphasis"><text:span text:style-name="T107">u</text:span></text:span><text:span text:style-name="Strong_20_Emphasis"><text:span text:style-name="T55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 </text:span></text:span><text:span text:style-name="Strong_20_Emphasis"><text:span text:style-name="T88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50"/></text:span></text:p>
          </table:table-cell>
          <table:table-cell table:style-name="_33_._5f_Installatie_5f_afronden.C15" office:value-type="string">
            <text:p text:style-name="P100"><text:span text:style-name="Strong_20_Emphasis"><text:span text:style-name="T91">Selecteer</text:span></text:span><text:span text:style-name="Strong_20_Emphasis"><text:span text:style-name="T69"> </text:span></text:span><text:span text:style-name="Strong_20_Emphasis"><text:span text:style-name="T125">3 - </text:span></text:span><text:span text:style-name="Strong_20_Emphasis"><text:span text:style-name="T126">Installatie</text:span></text:span><text:span text:style-name="Strong_20_Emphasis"><text:span text:style-name="T127"> </text:span></text:span><text:span text:style-name="Strong_20_Emphasis"><text:span text:style-name="T128">afronden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</table:table>
      <text:p text:style-name="P52"><text:span text:style-name="Strong_20_Emphasis"><text:span text:style-name="T47"><text:tab/></text:span></text:span></text:p>
      <text:p text:style-name="P53"><text:span text:style-name="Strong_20_Emphasis"><text:span text:style-name="T65"><text:tab/></text:span></text:span></text:p>
      <text:list xml:id="list90318943993465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12" draw:name="Vorm36_0" draw:style-name="gr1" draw:text-style-name="P108" svg:width="0.35cm" svg:height="0.35cm" draw:control="control13"/></text:span></text:span></text:p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19" draw:name="Vorm36_ 1" draw:style-name="gr1" draw:text-style-name="P108" svg:width="0.35cm" svg:height="0.35cm" draw:control="control20"/></text:span></text:span></text:p>
          </table:table-cell>
          <table:table-cell table:style-name="Tabel2.D1" office:value-type="string">
            <text:p text:style-name="P46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51"><text:note text:id="ftn10" text:note-class="footnote"><text:note-citation>1</text:note-citation><text:note-body><text:p text:style-name="P64"><text:span text:style-name="User_20_Entry"><text:span text:style-name="T141">E</text:span></text:span><text:span text:style-name="User_20_Entry"><text:span text:style-name="T162">v</text:span></text:span><text:span text:style-name="User_20_Entry"><text:span text:style-name="T163">en</text:span></text:span><text:span text:style-name="User_20_Entry"><text:span text:style-name="T165">t</text:span></text:span><text:span text:style-name="User_20_Entry"><text:span text:style-name="T166">uele </text:span></text:span><text:span text:style-name="User_20_Entry"><text:span text:style-name="T167">extra </text:span></text:span><text:span text:style-name="Definition"><text:span text:style-name="T314">gebruiker</text:span></text:span><text:span text:style-name="User_20_Entry"><text:span text:style-name="T167">s aanmelden </text:span></text:span><text:span text:style-name="User_20_Entry"><text:span text:style-name="T168">en dezelfde stappen uitvoeren</text:span></text:span><text:span text:style-name="User_20_Entry"><text:span text:style-name="T164">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6"><text:span text:style-name="Strong_20_Emphasis"><text:span text:style-name="T94"/></text:span></text:p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22" draw:name="Vorm36_ 4" draw:style-name="gr1" draw:text-style-name="P108" svg:width="0.35cm" svg:height="0.35cm" draw:control="control23"/></text:span></text:span></text:p>
          </table:table-cell>
          <table:table-cell table:style-name="Tabel2.D2" office:value-type="string">
            <text:p text:style-name="P8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1">welkomst</text:span></text:span><text:span text:style-name="Strong_20_Emphasis"><text:span text:style-name="T34">schermen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94"><draw:control text:anchor-type="as-char" draw:z-index="13" draw:name="Vorm36_2" draw:style-name="gr1" draw:text-style-name="P108" svg:width="0.35cm" svg:height="0.35cm" draw:control="control14"/></text:span></text:span></text:p>
          </table:table-cell>
          <table:table-cell table:style-name="Tabel2.A1" office:value-type="string">
            <text:p text:style-name="P87"><text:span text:style-name="Strong_20_Emphasis"><text:span text:style-name="T94"><draw:control text:anchor-type="as-char" draw:z-index="20" draw:name="Vorm36_ 2" draw:style-name="gr1" draw:text-style-name="P108" svg:width="0.35cm" svg:height="0.35cm" draw:control="control21"/></text:span></text:span></text:p>
          </table:table-cell>
          <table:table-cell table:style-name="Tabel2.D5" office:value-type="string">
            <text:p text:style-name="P45"><text:span text:style-name="Strong_20_Emphasis"><text:span text:style-name="T77">R</text:span></text:span><text:span text:style-name="Strong_20_Emphasis"><text:span text:style-name="T78">icht </text:span></text:span><text:span text:style-name="Strong_20_Emphasis"><text:span text:style-name="T79">de </text:span></text:span><text:span text:style-name="Strong_20_Emphasis"><text:span text:style-name="T84">gebruiker</text:span></text:span><text:span text:style-name="Strong_20_Emphasis"><text:span text:style-name="T78"> </text:span></text:span><text:span text:style-name="Strong_20_Emphasis"><text:span text:style-name="T80">in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9"><text:span text:style-name="Strong_20_Emphasis"><text:span text:style-name="T86">T</text:span></text:span><text:span text:style-name="Strong_20_Emphasis"><text:span text:style-name="T56">yp </text:span></text:span><text:span text:style-name="Strong_20_Emphasis"><text:span text:style-name="T110">men</text:span></text:span><text:span text:style-name="Strong_20_Emphasis"><text:span text:style-name="T107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7">Super</text:span></text:span><text:span text:style-name="Strong_20_Emphasis"><text:span text:style-name="T60">-toets</text:span></text:span><text:span text:style-name="Strong_20_Emphasis"><text:span text:style-name="T55"><text:note text:id="ftn11" text:note-class="footnote"><text:note-citation>2</text:note-citation><text:note-body><text:p text:style-name="P27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60"> </text:span></text:span><text:span text:style-name="Strong_20_Emphasis"><text:span text:style-name="T87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5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91">Selecteer</text:span></text:span><text:span text:style-name="Strong_20_Emphasis"><text:span text:style-name="T69"> </text:span></text:span><text:span text:style-name="Strong_20_Emphasis"><text:span text:style-name="T125">4 - </text:span></text:span><text:span text:style-name="Strong_20_Emphasis"><text:span text:style-name="T111">Gebruiker inrichten</text:span></text:span><text:span text:style-name="Strong_20_Emphasis"><text:span text:style-name="T8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4">olg </text:span></text:span><text:span text:style-name="Strong_20_Emphasis"><text:span text:style-name="T65">de aanwijzingen op het scherm.</text:span></text:span></text:p>
          </table:table-cell>
        </table:table-row>
      </table:table>
      <text:p text:style-name="P23"/>
      <text:p text:style-name="P6"/>
      <text:p text:style-name="P73"><text:span text:style-name="T131">E</text:span><text:span text:style-name="T132">inde c</text:span><text:span text:style-name="T133">hecklist, </text:span><text:span text:style-name="T134">d</text:span><text:span text:style-name="T133">e</text:span><text:span text:style-name="T247"> installatie van </text:span><text:span text:style-name="T247"><text:user-field-get text:name="Distro">Debian</text:user-field-get></text:span><text:span text:style-name="T251"><text:s/></text:span><text:span text:style-name="T251"><text:user-field-get text:name="Version">12 LTS</text:user-field-get></text:span><text:span text:style-name="Strong_20_Emphasis"><text:span text:style-name="T249"><text:s/></text:span></text:span><text:span text:style-name="Strong_20_Emphasis"><text:span text:style-name="T252"><text:user-field-get text:name="Edition">Desktop</text:user-field-get></text:span></text:span><text:span text:style-name="Strong_20_Emphasis"><text:span text:style-name="T252"><text:s/></text:span></text:span><text:span text:style-name="T247">is voltooid.</text:span></text:p>
      <text:p text:style-name="P42"/>
      <text:p text:style-name="P36"><text:span text:style-name="Emphasis"><text:span text:style-name="T32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2">Karel Zimmer</text:span></text:span></text:a><text:span text:style-name="Emphasis"><text:span text:style-name="T321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4">CC0 1.0 Universeel</text:span></text:span></text:a><text:span text:style-name="Emphasis"><text:span text:style-name="T321">,</text:span></text:span><text:span text:style-name="Emphasis"><text:span text:style-name="T323"> </text:span></text:span><text:span text:style-name="Strong_20_Emphasis"><text:span text:style-name="T65"><text:user-field-get text:name="Releaseyear">2023</text:user-field-get></text:span></text:span><text:span text:style-name="Emphasis"><text:span text:style-name="T32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8-21T09:03:16.437937603">21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21T09:03:16.297843552</dc:date>
    <meta:keyword>Installatie</meta:keyword>
    <meta:keyword>Checklist</meta:keyword>
    <meta:keyword>Linux</meta:keyword>
    <meta:editing-cycles>6857</meta:editing-cycles>
    <meta:editing-duration>P12DT3H56M40S</meta:editing-duration>
    <meta:print-date>2023-08-12T18:30:55.585468422</meta:print-date>
    <dc:creator>Karel Zimmer</dc:creator>
    <meta:printed-by>Karel Zimmer</meta:printed-by>
    <meta:document-statistic meta:table-count="4" meta:image-count="0" meta:object-count="0" meta:page-count="4" meta:paragraph-count="103" meta:word-count="676" meta:character-count="4593" meta:non-whitespace-character-count="3974"/>
    <meta:user-defined meta:name="Info 1"/>
    <meta:user-defined meta:name="Info 2"/>
    <meta:user-defined meta:name="Info 3"/>
    <meta:user-defined meta:name="Info 4"/>
  </office:meta>
</office:document-meta>
</file>